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Courier New'" style:font-family-asian="'Courier New'" style:font-family-complex="'Courier New'" fo:background-color="transparent" fo:color="#ff0000"/>
    </style:style>
    <style:style style:name="T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3" style:family="text">
      <style:text-properties fo:font-size="10.00pt" fo:font-weight="normal" fo:font-family="'Courier New'" style:font-family-asian="'Courier New'" style:font-family-complex="'Courier New'" fo:background-color="transparent" fo:color="#ff0000"/>
    </style:style>
    <style:style style:name="T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1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5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6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0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4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3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6" style:family="text">
      <style:text-properties fo:font-size="10.00pt" fo:font-weight="normal" fo:font-family="'Courier New'" style:font-family-asian="'Courier New'" style:font-family-complex="'Courier New'" fo:background-color="transparent" fo:color="#557f5f"/>
    </style:style>
    <style:style style:name="T3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9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4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5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7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9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5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1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5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3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5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5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5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7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5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9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6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1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6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3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6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5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6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1" style:family="text">
      <style:text-properties fo:font-size="10.00pt" fo:font-weight="normal" fo:font-family="'Courier New'" style:font-family-asian="'Courier New'" style:font-family-complex="'Courier New'" fo:background-color="transparent" fo:color="#557f5f"/>
    </style:style>
    <style:style style:name="T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4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7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8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7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0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8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4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85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86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8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8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8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0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9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4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9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6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9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0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0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4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0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6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0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6" style:family="text">
      <style:text-properties fo:font-size="10.00pt" fo:font-weight="normal" fo:font-family="'Courier New'" style:font-family-asian="'Courier New'" style:font-family-complex="'Courier New'" fo:background-color="transparent" fo:color="#ff0000"/>
    </style:style>
    <style:style style:name="T11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118" style:family="text">
      <style:text-properties fo:font-size="10.00pt" fo:font-weight="normal" fo:font-family="'Courier New'" style:font-family-asian="'Courier New'" style:font-family-complex="'Courier New'" fo:background-color="transparent" fo:color="#ff0000"/>
    </style:style>
    <style:style style:name="T11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1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2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4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2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6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2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9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3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1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3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4" style:family="text">
      <style:text-properties fo:font-size="10.00pt" fo:font-weight="normal" fo:font-family="'Courier New'" style:font-family-asian="'Courier New'" style:font-family-complex="'Courier New'" fo:background-color="transparent" fo:color="#557f5f"/>
    </style:style>
    <style:style style:name="T13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7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38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c0"/>
    </style:style>
    <style:style style:name="T139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4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42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4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4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6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4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8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4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50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5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5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54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5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5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5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60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6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62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6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6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66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6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68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6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7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7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72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7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74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7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7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7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78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7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80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8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8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84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8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86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8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8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90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9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92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9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9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96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9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98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19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0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02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0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04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0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0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08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0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0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1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1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4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1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6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1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19" style:family="text">
      <style:text-properties fo:font-size="10.00pt" fo:font-weight="normal" fo:font-family="'Courier New'" style:font-family-asian="'Courier New'" style:font-family-complex="'Courier New'" fo:background-color="transparent" fo:color="#557f5f"/>
    </style:style>
    <style:style style:name="T22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22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2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4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6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2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8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2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0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3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2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3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4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3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6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3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8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3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4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4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3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4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4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47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4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49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5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1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5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5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5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5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5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61" style:family="text">
      <style:text-properties fo:font-size="10.00pt" fo:font-weight="normal" fo:font-family="'Courier New'" style:font-family-asian="'Courier New'" style:font-family-complex="'Courier New'" fo:background-color="transparent" fo:color="#557f5f"/>
    </style:style>
    <style:style style:name="T26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64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6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66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6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6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70" style:family="text">
      <style:text-properties fo:font-size="10.00pt" fo:font-weight="normal" fo:font-family="'Courier New'" style:font-family-asian="'Courier New'" style:font-family-complex="'Courier New'" fo:background-color="transparent" fo:color="#557f5f"/>
    </style:style>
    <style:style style:name="T27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2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7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7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76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7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78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7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0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8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4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8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6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8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8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8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9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92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9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94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9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96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29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9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0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30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2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30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8" style:family="text">
      <style:text-properties fo:font-size="10.00pt" fo:font-weight="normal" fo:font-family="'Courier New'" style:font-family-asian="'Courier New'" style:font-family-complex="'Courier New'" fo:background-color="transparent" fo:color="#557f5f"/>
    </style:style>
    <style:style style:name="T30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1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2" style:family="text">
      <style:text-properties fo:font-size="10.00pt" fo:font-weight="normal" fo:font-family="'Courier New'" style:font-family-asian="'Courier New'" style:font-family-complex="'Courier New'" fo:background-color="transparent" fo:color="#ff0000"/>
    </style:style>
    <style:style style:name="T31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14" style:family="text">
      <style:text-properties fo:font-size="10.00pt" fo:font-weight="normal" fo:font-family="'Courier New'" style:font-family-asian="'Courier New'" style:font-family-complex="'Courier New'" fo:background-color="transparent" fo:color="#ff0000"/>
    </style:style>
    <style:style style:name="T315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31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17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00"/>
    </style:style>
    <style:style style:name="T31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1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21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00"/>
    </style:style>
    <style:style style:name="T32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23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32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27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32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2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31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33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3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35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33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3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39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34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4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43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34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4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47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34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4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51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35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5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55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35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5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5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61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36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63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36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65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36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6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6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71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00"/>
    </style:style>
    <style:style style:name="T372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37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7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7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78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37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80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38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82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38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8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8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88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00"/>
    </style:style>
    <style:style style:name="T389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39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9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9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97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39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99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40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0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03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00"/>
    </style:style>
    <style:style style:name="T40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05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0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0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0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11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00"/>
    </style:style>
    <style:style style:name="T412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1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1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18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41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20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42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2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24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00"/>
    </style:style>
    <style:style style:name="T425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2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27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2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2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3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33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00"/>
    </style:style>
    <style:style style:name="T434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3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38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3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4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42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4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4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46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4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4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50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5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52" style:family="text">
      <style:text-properties fo:font-size="10.00pt" fo:font-weight="normal" fo:font-family="'Courier New'" style:font-family-asian="'Courier New'" style:font-family-complex="'Courier New'" fo:background-color="transparent" fo:color="#557f5f"/>
    </style:style>
    <style:style style:name="T45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55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5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5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59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6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6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63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6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6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67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6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6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71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7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7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75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7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7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79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8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8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83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8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8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87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8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8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91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9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95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49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9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99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50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0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0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03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50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0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0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07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50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0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11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51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1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15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51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1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19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52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21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52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23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52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27" style:family="text">
      <style:text-properties fo:font-size="10.00pt" fo:font-weight="normal" fo:font-family="'Courier New'" style:font-family-asian="'Courier New'" style:font-family-complex="'Courier New'" fo:background-color="transparent" fo:color="#0000c0"/>
    </style:style>
    <style:style style:name="T52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2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3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33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00"/>
    </style:style>
    <style:style style:name="T534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53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38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00"/>
    </style:style>
    <style:style style:name="T53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4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42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00"/>
    </style:style>
    <style:style style:name="T54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44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54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46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54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4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50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00"/>
    </style:style>
    <style:style style:name="T551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55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5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5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55" style:family="text">
      <style:text-properties fo:font-size="10.00pt" fo:font-weight="normal" fo:font-family="'Courier New'" style:font-family-asian="'Courier New'" style:font-family-complex="'Courier New'" fo:background-color="transparent" fo:color="#ff0000"/>
    </style:style>
    <style:style style:name="T5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 fo:margin-right="-32.10pt">
        <style:tab-stops>
          <style:tab-stop style:position="447.30pt"/>
        </style:tab-stops>
      </style:paragraph-properties>
    </style:style>
    <style:style style:name="P4" style:family="paragraph">
      <style:paragraph-properties fo:line-height="115.00%" fo:text-align="left"/>
    </style:style>
  </office:automatic-styles>
  <office:body>
    <office:text>
      <text:p text:style-name="P1"><text:span text:style-name="T1"/></text:p>
      <text:p text:style-name="P2"><text:span text:style-name="T2">Calendar.php</text:span><text:span text:style-name="T3"/></text:p>
      <text:p text:style-name="P2"><text:span text:style-name="T3">&lt;?php</text:span><text:span text:style-name="T4"/></text:p>
      <text:p text:style-name="P2"><text:span text:style-name="T5"><text:tab/></text:span><text:span text:style-name="T6">class<text:s/></text:span><text:span text:style-name="T7">Calendar {</text:span><text:span text:style-name="T8"/></text:p>
      <text:p text:style-name="P2"><text:span text:style-name="T9"><text:tab/><text:tab/></text:span><text:span text:style-name="T10">var<text:s/></text:span><text:span text:style-name="T11">$data</text:span><text:span text:style-name="T12">;</text:span><text:span text:style-name="T13"/></text:p>
      <text:p text:style-name="P2"><text:span text:style-name="T14"><text:tab/><text:tab/></text:span><text:span text:style-name="T15">var<text:s/></text:span><text:span text:style-name="T16">$name</text:span><text:span text:style-name="T17">;<text:tab/><text:tab/></text:span><text:span text:style-name="T18"/></text:p>
      <text:p text:style-name="P2"><text:span text:style-name="T19"><text:tab/><text:tab/></text:span><text:span text:style-name="T20">function<text:s/></text:span><text:span text:style-name="T21">Calendar($name) {</text:span><text:span text:style-name="T22"/></text:p>
      <text:p text:style-name="P2"><text:span text:style-name="T23"><text:tab/><text:tab/><text:tab/>$this-&gt;</text:span><text:span text:style-name="T24">name</text:span><text:span text:style-name="T25">=$name;</text:span><text:span text:style-name="T26"/></text:p>
      <text:p text:style-name="P2"><text:span text:style-name="T27"><text:tab/><text:tab/><text:tab/>$this-&gt;</text:span><text:span text:style-name="T28">data</text:span><text:span text:style-name="T29"><text:s/>=<text:s/></text:span><text:span text:style-name="T30">"BEGIN:VCALENDAR\r\nPRODID:-//Opendatahacklab Catania//Agenda Unica//IT\r\nVERSION:2.0\r\nCALSCALE:GREGORIAN\r\nMETHOD:PUBLISH\r\n"</text:span><text:span text:style-name="T31">;</text:span><text:span text:style-name="T32"/></text:p>
      <text:p text:style-name="P2"><text:span text:style-name="T33"><text:tab/><text:tab/>}</text:span><text:span text:style-name="T34"/></text:p>
      <text:p text:style-name="P2"><text:span text:style-name="T35"><text:tab/><text:tab/><text:tab/></text:span><text:span text:style-name="T36">//FUNZIONE PER AGGIUNGERE EVENTI</text:span><text:span text:style-name="T37"/></text:p>
      <text:p text:style-name="P2"><text:span text:style-name="T38"><text:tab/><text:tab/></text:span><text:span text:style-name="T39">function<text:s/></text:span><text:span text:style-name="T40">add_event($start,$end,$uid,$location,$summary) {</text:span><text:span text:style-name="T41"/></text:p>
      <text:p text:style-name="P2"><text:span text:style-name="T42"><text:tab/><text:tab/><text:tab/></text:span><text:span text:style-name="T43"/></text:p>
      <text:p text:style-name="P2"><text:span text:style-name="T44">$this-&gt;</text:span><text:span text:style-name="T45">data</text:span><text:span text:style-name="T46"><text:s/>.=<text:s/></text:span><text:span text:style-name="T47">"BEGIN:VEVENT\r\nDTSTART:"</text:span><text:span text:style-name="T48">.date(</text:span><text:span text:style-name="T49">"Ymd\THis\Z"</text:span><text:span text:style-name="T50">,strtotime($start)).</text:span><text:span text:style-name="T51">"\r\nDTEND:"</text:span><text:span text:style-name="T52">.date(</text:span><text:span text:style-name="T53">"Ymd\THis\Z"</text:span><text:span text:style-name="T54">,strtotime($end)).</text:span><text:span text:style-name="T55">"\r\nDTSTAMP:"</text:span><text:span text:style-name="T56">.date(</text:span><text:span text:style-name="T57">"Ymd\THis\Z"</text:span><text:span text:style-name="T58">).</text:span><text:span text:style-name="T59">"\r\nUID:"</text:span><text:span text:style-name="T60">.$uid.</text:span><text:span text:style-name="T61">"\r\nDESCRIPTION:\r\nLOCATION:"</text:span><text:span text:style-name="T62">.$location.</text:span><text:span text:style-name="T63">"\r\nSEQUENCE:0\r\nSTATUS:CONFIRMED\r\nSUMMARY:"</text:span><text:span text:style-name="T64">.$summary.</text:span><text:span text:style-name="T65">"\r\nTRANSP:OPAQUE\r\nEND:VEVENT\r\n"</text:span><text:span text:style-name="T66">;</text:span><text:span text:style-name="T67"/></text:p>
      <text:p text:style-name="P2"><text:span text:style-name="T68"><text:tab/><text:tab/>}</text:span><text:span text:style-name="T69"/></text:p>
      <text:p text:style-name="P2"><text:span text:style-name="T70"><text:tab/><text:tab/><text:tab/></text:span><text:span text:style-name="T71">//FUNZIONE PER CHIUDERE IL FILE E SCARICARLO</text:span><text:span text:style-name="T72"/></text:p>
      <text:p text:style-name="P2"><text:span text:style-name="T73"><text:tab/><text:tab/></text:span><text:span text:style-name="T74">function<text:s/></text:span><text:span text:style-name="T75">show() {</text:span><text:span text:style-name="T76"/></text:p>
      <text:p text:style-name="P2"><text:span text:style-name="T77"><text:tab/><text:tab/><text:tab/>$this-&gt;</text:span><text:span text:style-name="T78">data</text:span><text:span text:style-name="T79"><text:s/>.=<text:s/></text:span><text:span text:style-name="T80">"END:VCALENDAR"</text:span><text:span text:style-name="T81">;</text:span><text:span text:style-name="T82"/></text:p>
      <text:p text:style-name="P2"><text:span text:style-name="T83"><text:tab/><text:tab/><text:tab/>header(</text:span><text:span text:style-name="T84">'Content-Disposition: attachment;<text:s/></text:span><text:span text:style-name="T85"><text:tab/><text:tab/><text:tab/><text:tab/><text:tab/><text:tab/></text:span><text:span text:style-name="T86">filename="'</text:span><text:span text:style-name="T87">.$this-&gt;</text:span><text:span text:style-name="T88">name</text:span><text:span text:style-name="T89">.</text:span><text:span text:style-name="T90">'.ics"'</text:span><text:span text:style-name="T91">);</text:span><text:span text:style-name="T92"/></text:p>
      <text:p text:style-name="P2"><text:span text:style-name="T93"><text:tab/><text:tab/><text:tab/>Header(</text:span><text:span text:style-name="T94">'Content-Length: '</text:span><text:span text:style-name="T95">.strlen($this-&gt;</text:span><text:span text:style-name="T96">data</text:span><text:span text:style-name="T97">));</text:span><text:span text:style-name="T98"/></text:p>
      <text:p text:style-name="P2"><text:span text:style-name="T99"><text:tab/><text:tab/><text:tab/>Header(</text:span><text:span text:style-name="T100">'Connection: close'</text:span><text:span text:style-name="T101">);</text:span><text:span text:style-name="T102"/></text:p>
      <text:p text:style-name="P2"><text:span text:style-name="T103"><text:tab/><text:tab/><text:tab/></text:span><text:span text:style-name="T104">echo<text:s/></text:span><text:span text:style-name="T105">$this-&gt;</text:span><text:span text:style-name="T106">data</text:span><text:span text:style-name="T107">;</text:span><text:span text:style-name="T108"/></text:p>
      <text:p text:style-name="P2"><text:span text:style-name="T109"><text:tab/><text:tab/>}</text:span><text:span text:style-name="T110"/></text:p>
      <text:p text:style-name="P2"><text:span text:style-name="T111"><text:tab/>}</text:span><text:span text:style-name="T112"/></text:p>
      <text:p text:style-name="P2"><text:span text:style-name="T113"><text:tab/></text:span><text:span text:style-name="T114"/></text:p>
      <text:p text:style-name="P2"><text:span text:style-name="T115"><text:tab/></text:span><text:span text:style-name="T116">?&gt;</text:span></text:p>
      <text:p text:style-name="P2"><text:span text:style-name="T116"/></text:p>
      <text:p text:style-name="P2"><text:span text:style-name="T116"/></text:p>
      <text:p text:style-name="P2"><text:span text:style-name="T116"/></text:p>
      <text:p text:style-name="P2"><text:span text:style-name="T117">RDFEvents2Calendar.php</text:span><text:span text:style-name="T118"/></text:p>
      <text:p text:style-name="P2"><text:span text:style-name="T118">&lt;?php</text:span><text:span text:style-name="T119"/></text:p>
      <text:p text:style-name="P2"><text:span text:style-name="T119"/></text:p>
      <text:p text:style-name="P2"><text:span text:style-name="T120">header(</text:span><text:span text:style-name="T121">"Content-type:text/calendar"</text:span><text:span text:style-name="T122">);</text:span><text:span text:style-name="T123"/></text:p>
      <text:p text:style-name="P2"><text:span text:style-name="T123"/></text:p>
      <text:p text:style-name="P2"><text:span text:style-name="T124">require_once</text:span><text:span text:style-name="T125">(<text:s/></text:span><text:span text:style-name="T126">"sparqllib.php"<text:s/></text:span><text:span text:style-name="T127">);</text:span><text:span text:style-name="T128"/></text:p>
      <text:p text:style-name="P2"><text:span text:style-name="T129">require_once</text:span><text:span text:style-name="T130">(</text:span><text:span text:style-name="T131">'Calendar.php'</text:span><text:span text:style-name="T132">);</text:span><text:span text:style-name="T133"/></text:p>
      <text:p text:style-name="P2"><text:span text:style-name="T133"/></text:p>
      <text:p text:style-name="P2"><text:span text:style-name="T134">//Mi collego al database e in caso di errore esco.</text:span><text:span text:style-name="T135"/></text:p>
      <text:p text:style-name="P2"><text:span text:style-name="T136">$db = sparql_connect(<text:s/></text:span><text:span text:style-name="T137">"</text:span><text:a xlink:href="http://dydra.com/cristianolongo/agenda-unica-ct/sparql"><text:span text:style-name="T138">http://dydra.com/cristianolongo/agenda-unica-ct/sparql</text:span></text:a><text:span text:style-name="T139">"<text:s/></text:span><text:span text:style-name="T140">);</text:span><text:span text:style-name="T141"/></text:p>
      <text:p text:style-name="P2"><text:span text:style-name="T141"/></text:p>
      <text:p text:style-name="P2"><text:span text:style-name="T142">if</text:span><text:span text:style-name="T143">( !$db ) {</text:span><text:span text:style-name="T144"/></text:p>
      <text:p text:style-name="P2"><text:span text:style-name="T145"><text:tab/></text:span><text:span text:style-name="T146">print<text:s/></text:span><text:span text:style-name="T147">$db-&gt;errno() .<text:s/></text:span><text:span text:style-name="T148">": "<text:s/></text:span><text:span text:style-name="T149">. $db-&gt;error().<text:s/></text:span><text:span text:style-name="T150">"\n"</text:span><text:span text:style-name="T151">;</text:span><text:span text:style-name="T152"/></text:p>
      <text:p text:style-name="P2"><text:span text:style-name="T153"><text:tab/></text:span><text:span text:style-name="T154">exit</text:span><text:span text:style-name="T155">;</text:span><text:span text:style-name="T156"/></text:p>
      <text:p text:style-name="P2"><text:span text:style-name="T157">}</text:span><text:span text:style-name="T158"/></text:p>
      <text:p text:style-name="P2"><text:span text:style-name="T158"/></text:p>
      <text:p text:style-name="P2"><text:span text:style-name="T159">$db-&gt;ns(<text:s/></text:span><text:span text:style-name="T160">"event"</text:span><text:span text:style-name="T161">,</text:span><text:span text:style-name="T162">"http://purl.org/NET/c4dm/event.owl#"<text:s/></text:span><text:span text:style-name="T163">);</text:span><text:span text:style-name="T164"/></text:p>
      <text:p text:style-name="P2"><text:span text:style-name="T165">$db-&gt;ns(<text:s/></text:span><text:span text:style-name="T166">"locn"</text:span><text:span text:style-name="T167">,</text:span><text:span text:style-name="T168">"http://www.w3.org/ns/locn#"<text:s/></text:span><text:span text:style-name="T169">);</text:span><text:span text:style-name="T170"/></text:p>
      <text:p text:style-name="P2"><text:span text:style-name="T171">$db-&gt;ns(<text:s/></text:span><text:span text:style-name="T172">"time"</text:span><text:span text:style-name="T173">,</text:span><text:span text:style-name="T174">"http://www.w3.org/2006/time#"<text:s/></text:span><text:span text:style-name="T175">);</text:span><text:span text:style-name="T176"/></text:p>
      <text:p text:style-name="P2"><text:span text:style-name="T177">$db-&gt;ns(<text:s/></text:span><text:span text:style-name="T178">"dcterms"</text:span><text:span text:style-name="T179">,</text:span><text:span text:style-name="T180">"http://purl.org/dc/terms/"<text:s/></text:span><text:span text:style-name="T181">);</text:span><text:span text:style-name="T182"/></text:p>
      <text:p text:style-name="P2"><text:span text:style-name="T183">$db-&gt;ns(<text:s/></text:span><text:span text:style-name="T184">"foaf"</text:span><text:span text:style-name="T185">,</text:span><text:span text:style-name="T186">"http://xmlns.com/foaf/0.1/"<text:s/></text:span><text:span text:style-name="T187">);</text:span><text:span text:style-name="T188"/></text:p>
      <text:p text:style-name="P2"><text:span text:style-name="T189">$db-&gt;ns(<text:s/></text:span><text:span text:style-name="T190">"locn"</text:span><text:span text:style-name="T191">,</text:span><text:span text:style-name="T192">"http://www.w3.org/ns/locn#"</text:span><text:span text:style-name="T193">);</text:span><text:span text:style-name="T194"/></text:p>
      <text:p text:style-name="P2"><text:span text:style-name="T195">$db-&gt;ns(<text:s/></text:span><text:span text:style-name="T196">"wsg84"</text:span><text:span text:style-name="T197">,</text:span><text:span text:style-name="T198">"http://www.w3.org/2003/01/geo/wgs84_pos#"</text:span><text:span text:style-name="T199">);</text:span><text:span text:style-name="T200"/></text:p>
      <text:p text:style-name="P2"><text:span text:style-name="T201">$db-&gt;ns(<text:s/></text:span><text:span text:style-name="T202">"rdfs"</text:span><text:span text:style-name="T203">,</text:span><text:span text:style-name="T204">"http://www.w3.org/2000/01/rdf-schema#"</text:span><text:span text:style-name="T205">);</text:span><text:span text:style-name="T206"/></text:p>
      <text:p text:style-name="P2"><text:span text:style-name="T207">$db-&gt;ns(<text:s/></text:span><text:span text:style-name="T208">"sioc"</text:span><text:span text:style-name="T209">,</text:span><text:span text:style-name="T210">"http://rdfs.org/sioc/ns#"</text:span><text:span text:style-name="T211">);</text:span><text:span text:style-name="T212"/></text:p>
      <text:p text:style-name="P2"><text:span text:style-name="T213">$db-&gt;ns(<text:s/></text:span><text:span text:style-name="T214">"dc"</text:span><text:span text:style-name="T215">,</text:span><text:span text:style-name="T216">"http://purl.org/dc/elements/1.1/"</text:span><text:span text:style-name="T217">);</text:span><text:span text:style-name="T218"/></text:p>
      <text:p text:style-name="P2"><text:span text:style-name="T218"/></text:p>
      <text:p text:style-name="P2"><text:span text:style-name="T219">//Imposto ed eseguo la query per estrarre tutti gli eventi, in caso di errore esco</text:span><text:span text:style-name="T220"/></text:p>
      <text:p text:style-name="P2"><text:span text:style-name="T221">$query =<text:s/></text:span><text:span text:style-name="T222">"SELECT DISTINCT ?item ?itemlabel ?timeStart ?address WHERE {</text:span><text:span text:style-name="T223"/></text:p>
      <text:p text:style-name="P2"><text:span text:style-name="T224"><text:s text:c="2"/>?item locn:location ?site .</text:span><text:span text:style-name="T225"/></text:p>
      <text:p text:style-name="P2"><text:span text:style-name="T226"><text:tab/>?item rdfs:label ?itemlabel .</text:span><text:span text:style-name="T227"/></text:p>
      <text:p text:style-name="P2"><text:span text:style-name="T228"><text:tab/>?item event:time ?t .</text:span><text:span text:style-name="T229"/></text:p>
      <text:p text:style-name="P2"><text:span text:style-name="T230"><text:tab/>?t time:hasBeginning ?hasB .</text:span><text:span text:style-name="T231"/></text:p>
      <text:p text:style-name="P2"><text:span text:style-name="T232"><text:tab/>?hasB time:inXSDDateTime ?timeStart .</text:span><text:span text:style-name="T233"/></text:p>
      <text:p text:style-name="P2"><text:span text:style-name="T234"><text:tab/>?site locn:address ?a .</text:span><text:span text:style-name="T235"/></text:p>
      <text:p text:style-name="P2"><text:span text:style-name="T236"><text:tab/>?a locn:fullAddress ?address .</text:span><text:span text:style-name="T237"/></text:p>
      <text:p text:style-name="P2"><text:span text:style-name="T237"/></text:p>
      <text:p text:style-name="P2"><text:span text:style-name="T238">} ORDER BY DESC(?timeStart) ?item"</text:span><text:span text:style-name="T239">;</text:span><text:span text:style-name="T240"/></text:p>
      <text:p text:style-name="P2"><text:span text:style-name="T240"/></text:p>
      <text:p text:style-name="P2"><text:span text:style-name="T241">$result = $db-&gt;query( $query );</text:span><text:span text:style-name="T242"/></text:p>
      <text:p text:style-name="P2"><text:span text:style-name="T243">if</text:span><text:span text:style-name="T244">( !$result ) {</text:span><text:span text:style-name="T245"/></text:p>
      <text:p text:style-name="P2"><text:span text:style-name="T246"><text:tab/></text:span><text:span text:style-name="T247">print<text:s/></text:span><text:span text:style-name="T248">$db-&gt;errno() .<text:s/></text:span><text:span text:style-name="T249">": "<text:s/></text:span><text:span text:style-name="T250">. $db-&gt;error().<text:s/></text:span><text:span text:style-name="T251">"\n"</text:span><text:span text:style-name="T252">;</text:span><text:span text:style-name="T253"/></text:p>
      <text:p text:style-name="P2"><text:span text:style-name="T254"><text:tab/></text:span><text:span text:style-name="T255">exit</text:span><text:span text:style-name="T256">;</text:span><text:span text:style-name="T257"/></text:p>
      <text:p text:style-name="P2"><text:span text:style-name="T258">}</text:span><text:span text:style-name="T259"/></text:p>
      <text:p text:style-name="P2"><text:span text:style-name="T260"><text:tab/></text:span><text:span text:style-name="T261">//Creazione di un nuovo calendario</text:span><text:span text:style-name="T262"/></text:p>
      <text:p text:style-name="P2"><text:span text:style-name="T263">$calendar =<text:s/></text:span><text:span text:style-name="T264">new<text:s/></text:span><text:span text:style-name="T265">Calendar(</text:span><text:span text:style-name="T266">"agenda-unica-calendar"</text:span><text:span text:style-name="T267">);</text:span><text:span text:style-name="T268"/></text:p>
      <text:p text:style-name="P2"><text:span text:style-name="T268"/></text:p>
      <text:p text:style-name="P2"><text:span text:style-name="T269"><text:tab/></text:span><text:span text:style-name="T270">//Aggiungo gli eventi al calendario</text:span><text:span text:style-name="T271"/></text:p>
      <text:p text:style-name="P2"><text:span text:style-name="T272">while</text:span><text:span text:style-name="T273">( $row = $result-&gt;fetch_array()) {</text:span><text:span text:style-name="T274"/></text:p>
      <text:p text:style-name="P2"><text:span text:style-name="T275"><text:tab/>$uid=rtrim(chunk_split( $row[</text:span><text:span text:style-name="T276">'item'</text:span><text:span text:style-name="T277">], 65,<text:s/></text:span><text:span text:style-name="T278">"\r\n "</text:span><text:span text:style-name="T279">),</text:span><text:span text:style-name="T280">"\r\n "</text:span><text:span text:style-name="T281">);<text:tab/></text:span><text:span text:style-name="T282"/></text:p>
      <text:p text:style-name="P2"><text:span text:style-name="T283"><text:tab/>$summary=rtrim(chunk_split( $row[</text:span><text:span text:style-name="T284">'itemlabel'</text:span><text:span text:style-name="T285">], 65,<text:s/></text:span><text:span text:style-name="T286">"\r\n "</text:span><text:span text:style-name="T287">),</text:span><text:span text:style-name="T288">"\r\n "</text:span><text:span text:style-name="T289">);<text:tab/></text:span><text:span text:style-name="T290"/></text:p>
      <text:p text:style-name="P2"><text:span text:style-name="T291"><text:tab/>$location=rtrim(chunk_split( $row[</text:span><text:span text:style-name="T292">'address'</text:span><text:span text:style-name="T293">], 65,<text:s/></text:span><text:span text:style-name="T294">"\r\n "</text:span><text:span text:style-name="T295">),</text:span><text:span text:style-name="T296">"\r\n "</text:span><text:span text:style-name="T297">);</text:span><text:span text:style-name="T298"/></text:p>
      <text:p text:style-name="P2"><text:span text:style-name="T299"><text:tab/>$calendar-&gt;add_event($row[</text:span><text:span text:style-name="T300">'timeStart'</text:span><text:span text:style-name="T301">],$row[</text:span><text:span text:style-name="T302">'timeStart'</text:span><text:span text:style-name="T303">],$uid,$location,$summary);</text:span><text:span text:style-name="T304"/></text:p>
      <text:p text:style-name="P2"><text:span text:style-name="T305">}</text:span><text:span text:style-name="T306"/></text:p>
      <text:p text:style-name="P2"><text:span text:style-name="T307"><text:tab/></text:span><text:span text:style-name="T308">//Chiusura e download del calendario</text:span><text:span text:style-name="T309"/></text:p>
      <text:p text:style-name="P2"><text:span text:style-name="T310"><text:tab/>$calendar-&gt;show();</text:span><text:span text:style-name="T311"/></text:p>
      <text:p text:style-name="P2"><text:span text:style-name="T311"/></text:p>
      <text:p text:style-name="P2"><text:span text:style-name="T312"/></text:p>
      <text:p text:style-name="P2"><text:span text:style-name="T312"/></text:p>
      <text:p text:style-name="P2"><text:span text:style-name="T312"/></text:p>
      <text:p text:style-name="P3"><text:span text:style-name="T312"/></text:p>
      <text:p text:style-name="P4"><text:span text:style-name="T312"/></text:p>
      <text:p text:style-name="P4"><text:span text:style-name="T312"/></text:p>
      <text:p text:style-name="P4"><text:span text:style-name="T313">event_sparql_processor.js</text:span><text:span text:style-name="T314"/></text:p>
      <text:p text:style-name="P4"><text:span text:style-name="T314"/></text:p>
      <text:p text:style-name="P4"><text:span text:style-name="T315">function<text:s/></text:span><text:span text:style-name="T316">EventQueryProcessor(eventQueryProcessor</text:span><text:span text:style-name="T317">,</text:span><text:span text:style-name="T318"><text:s/>currentDate, minDate, maxDate){</text:span><text:span text:style-name="T319"/></text:p>
      <text:p text:style-name="P4"><text:span text:style-name="T320"><text:tab/><text:tab/>this.query<text:s/></text:span><text:span text:style-name="T321">=</text:span><text:span text:style-name="T322"><text:s/></text:span><text:span text:style-name="T323">"PREFIX locn:&lt;http://www.w3.org/ns/locn#&gt;\n"</text:span><text:span text:style-name="T324">+</text:span><text:span text:style-name="T325"/></text:p>
      <text:p text:style-name="P4"><text:span text:style-name="T326"><text:tab/><text:tab/></text:span><text:span text:style-name="T327">"PREFIX wsg84:&lt;http://www.w3.org/2003/01/geo/wgs84_pos#&gt;\n"</text:span><text:span text:style-name="T328">+</text:span><text:span text:style-name="T329"/></text:p>
      <text:p text:style-name="P4"><text:span text:style-name="T330"><text:tab/><text:tab/></text:span><text:span text:style-name="T331">"PREFIX foaf:&lt;http://xmlns.com/foaf/0.1/&gt;\n"</text:span><text:span text:style-name="T332">+</text:span><text:span text:style-name="T333"/></text:p>
      <text:p text:style-name="P4"><text:span text:style-name="T334"><text:tab/><text:tab/></text:span><text:span text:style-name="T335">"PREFIX rdfs:&lt;http://www.w3.org/2000/01/rdf-schema#&gt;\n"</text:span><text:span text:style-name="T336">+</text:span><text:span text:style-name="T337"/></text:p>
      <text:p text:style-name="P4"><text:span text:style-name="T338"><text:tab/><text:tab/></text:span><text:span text:style-name="T339">"PREFIX event:&lt;http://purl.org/NET/c4dm/event.owl#&gt;\n"</text:span><text:span text:style-name="T340">+</text:span><text:span text:style-name="T341"/></text:p>
      <text:p text:style-name="P4"><text:span text:style-name="T342"><text:tab/><text:tab/></text:span><text:span text:style-name="T343">"PREFIX time:&lt;http://www.w3.org/2006/time#&gt;\n"</text:span><text:span text:style-name="T344">+</text:span><text:span text:style-name="T345"/></text:p>
      <text:p text:style-name="P4"><text:span text:style-name="T346"><text:tab/><text:tab/></text:span><text:span text:style-name="T347">"PREFIX sioc:&lt;http://rdfs.org/sioc/ns#&gt;\n"</text:span><text:span text:style-name="T348">+</text:span><text:span text:style-name="T349"/></text:p>
      <text:p text:style-name="P4"><text:span text:style-name="T350"><text:tab/><text:tab/></text:span><text:span text:style-name="T351">"PREFIX dc:&lt;http://purl.org/dc/elements/1.1/&gt;\n"</text:span><text:span text:style-name="T352">;</text:span><text:span text:style-name="T353"/></text:p>
      <text:p text:style-name="P4"><text:span text:style-name="T354"><text:tab/><text:tab/></text:span><text:span text:style-name="T355">"PREFIX xsd:&lt;http://www.w3.org/2001/XMLSchema#&gt;"</text:span><text:span text:style-name="T356">;</text:span><text:span text:style-name="T357"/></text:p>
      <text:p text:style-name="P4"><text:span text:style-name="T358"><text:tab/></text:span><text:span text:style-name="T359"/></text:p>
      <text:p text:style-name="P4"><text:span text:style-name="T360"><text:tab/><text:tab/></text:span><text:span text:style-name="T361">if</text:span><text:span text:style-name="T362">(minDate==</text:span><text:span text:style-name="T363">null<text:s/></text:span><text:span text:style-name="T364">|| minDate==</text:span><text:span text:style-name="T365">''</text:span><text:span text:style-name="T366">)</text:span><text:span text:style-name="T367"/></text:p>
      <text:p text:style-name="P4"><text:span text:style-name="T368"><text:tab/><text:tab/>{</text:span><text:span text:style-name="T369"/></text:p>
      <text:p text:style-name="P4"><text:span text:style-name="T370"><text:tab/><text:tab/><text:tab/>minDate</text:span><text:span text:style-name="T371">=</text:span><text:span text:style-name="T372">'2000-01-01T00:00:00Z'</text:span><text:span text:style-name="T373">;</text:span><text:span text:style-name="T374"/></text:p>
      <text:p text:style-name="P4"><text:span text:style-name="T375"><text:tab/><text:tab/>}</text:span><text:span text:style-name="T376"/></text:p>
      <text:p text:style-name="P4"><text:span text:style-name="T377"><text:tab/><text:tab/></text:span><text:span text:style-name="T378">if</text:span><text:span text:style-name="T379">(maxDate==</text:span><text:span text:style-name="T380">null<text:s/></text:span><text:span text:style-name="T381">|| maxDate==</text:span><text:span text:style-name="T382">''</text:span><text:span text:style-name="T383">)</text:span><text:span text:style-name="T384"/></text:p>
      <text:p text:style-name="P4"><text:span text:style-name="T385"><text:tab/><text:tab/>{</text:span><text:span text:style-name="T386"/></text:p>
      <text:p text:style-name="P4"><text:span text:style-name="T387"><text:tab/><text:tab/><text:tab/>maxDate</text:span><text:span text:style-name="T388">=</text:span><text:span text:style-name="T389">'3000-01-01T00:00:00Z'</text:span><text:span text:style-name="T390">;</text:span><text:span text:style-name="T391"/></text:p>
      <text:p text:style-name="P4"><text:span text:style-name="T392"><text:tab/><text:tab/>}</text:span><text:span text:style-name="T393"/></text:p>
      <text:p text:style-name="P4"><text:span text:style-name="T394"><text:tab/></text:span><text:span text:style-name="T395"/></text:p>
      <text:p text:style-name="P4"><text:span text:style-name="T396"><text:tab/><text:tab/></text:span><text:span text:style-name="T397">if<text:s/></text:span><text:span text:style-name="T398">(eventQueryProcessor.additionalPrefixes!=</text:span><text:span text:style-name="T399">null</text:span><text:span text:style-name="T400">)</text:span><text:span text:style-name="T401"/></text:p>
      <text:p text:style-name="P4"><text:span text:style-name="T402"><text:tab/><text:tab/><text:tab/>this.query</text:span><text:span text:style-name="T403">+=</text:span><text:span text:style-name="T404">eventQueryProcessor.additionalPrefixes+</text:span><text:span text:style-name="T405">"\n"</text:span><text:span text:style-name="T406">;</text:span><text:span text:style-name="T407"/></text:p>
      <text:p text:style-name="P4"><text:span text:style-name="T408"><text:tab/></text:span><text:span text:style-name="T409"/></text:p>
      <text:p text:style-name="P4"><text:span text:style-name="T410"><text:tab/><text:tab/>this.query</text:span><text:span text:style-name="T411">+=</text:span><text:span text:style-name="T412">"SELECT DISTINCT ?item ?agent ?post ?eventPlace ?depiction ?itemlabel ?site ?logo ?timeStart ?address ?description ?homepage ?partname ?ptitle ?plabel ?pcreat WHERE {\n"</text:span><text:span text:style-name="T413">;</text:span><text:span text:style-name="T414"/></text:p>
      <text:p text:style-name="P4"><text:span text:style-name="T415"><text:tab/></text:span><text:span text:style-name="T416"/></text:p>
      <text:p text:style-name="P4"><text:span text:style-name="T417"><text:tab/><text:tab/></text:span><text:span text:style-name="T418">if<text:s/></text:span><text:span text:style-name="T419">(eventQueryProcessor.additionalConstraints!=</text:span><text:span text:style-name="T420">null</text:span><text:span text:style-name="T421">)</text:span><text:span text:style-name="T422"/></text:p>
      <text:p text:style-name="P4"><text:span text:style-name="T423"><text:tab/><text:tab/><text:tab/>this.query</text:span><text:span text:style-name="T424">+=</text:span><text:span text:style-name="T425">"\t"</text:span><text:span text:style-name="T426">+eventQueryProcessor.additionalConstraints+</text:span><text:span text:style-name="T427">" .\n"</text:span><text:span text:style-name="T428">;</text:span><text:span text:style-name="T429"/></text:p>
      <text:p text:style-name="P4"><text:span text:style-name="T430"><text:tab/></text:span><text:span text:style-name="T431"/></text:p>
      <text:p text:style-name="P4"><text:span text:style-name="T432"><text:tab/><text:tab/>this.query</text:span><text:span text:style-name="T433">+=</text:span><text:span text:style-name="T434">"\t?item locn:location ?site .\n"</text:span><text:span text:style-name="T435">+</text:span><text:span text:style-name="T436"/></text:p>
      <text:p text:style-name="P4"><text:span text:style-name="T437"><text:tab/><text:tab/></text:span><text:span text:style-name="T438">"\t?item rdfs:label ?itemlabel .\n"<text:s/></text:span><text:span text:style-name="T439">+</text:span><text:span text:style-name="T440"/></text:p>
      <text:p text:style-name="P4"><text:span text:style-name="T441"><text:tab/><text:tab/></text:span><text:span text:style-name="T442">"\t?item event:time ?t .\n"</text:span><text:span text:style-name="T443">+</text:span><text:span text:style-name="T444"/></text:p>
      <text:p text:style-name="P4"><text:span text:style-name="T445"><text:tab/><text:tab/></text:span><text:span text:style-name="T446">"\tOPTIONAL {?item event:agent ?agent} .\n"</text:span><text:span text:style-name="T447">+</text:span><text:span text:style-name="T448"/></text:p>
      <text:p text:style-name="P4"><text:span text:style-name="T449"><text:tab/><text:tab/></text:span><text:span text:style-name="T450">"\tOPTIONAL {?site rdfs:label ?eventPlace} .\n"</text:span><text:span text:style-name="T451">+<text:s text:c="2"/></text:span><text:span text:style-name="T452">//Optional because the event could not have a event place</text:span><text:span text:style-name="T453"/></text:p>
      <text:p text:style-name="P4"><text:span text:style-name="T454"><text:tab/><text:tab/></text:span><text:span text:style-name="T455">"\t?t time:hasBeginning ?hasB .\n"</text:span><text:span text:style-name="T456">+</text:span><text:span text:style-name="T457"/></text:p>
      <text:p text:style-name="P4"><text:span text:style-name="T458"><text:tab/><text:tab/></text:span><text:span text:style-name="T459">"\t?hasB time:inXSDDateTime ?timeStart .\n"</text:span><text:span text:style-name="T460">+</text:span><text:span text:style-name="T461"/></text:p>
      <text:p text:style-name="P4"><text:span text:style-name="T462"><text:tab/><text:tab/></text:span><text:span text:style-name="T463">"\t?site locn:address ?a .\n"</text:span><text:span text:style-name="T464">+</text:span><text:span text:style-name="T465"/></text:p>
      <text:p text:style-name="P4"><text:span text:style-name="T466"><text:tab/><text:tab/></text:span><text:span text:style-name="T467">"\t?a locn:fullAddress ?address .\n"</text:span><text:span text:style-name="T468">+</text:span><text:span text:style-name="T469"/></text:p>
      <text:p text:style-name="P4"><text:span text:style-name="T470"><text:tab/><text:tab/></text:span><text:span text:style-name="T471">"\tOPTIONAL {?item rdfs:comment ?description} .\n"</text:span><text:span text:style-name="T472">+</text:span><text:span text:style-name="T473"/></text:p>
      <text:p text:style-name="P4"><text:span text:style-name="T474"><text:tab/><text:tab/></text:span><text:span text:style-name="T475">"\tOPTIONAL {?item foaf:homepage ?homepage} .\n"</text:span><text:span text:style-name="T476">+</text:span><text:span text:style-name="T477"/></text:p>
      <text:p text:style-name="P4"><text:span text:style-name="T478"><text:tab/><text:tab/></text:span><text:span text:style-name="T479">"\tOPTIONAL {?agent rdfs:label ?partname} .\n"</text:span><text:span text:style-name="T480">+</text:span><text:span text:style-name="T481"/></text:p>
      <text:p text:style-name="P4"><text:span text:style-name="T482"><text:tab/><text:tab/></text:span><text:span text:style-name="T483">"\tOPTIONAL {?item foaf:depiction ?depiction} .\n"</text:span><text:span text:style-name="T484">+</text:span><text:span text:style-name="T485"/></text:p>
      <text:p text:style-name="P4"><text:span text:style-name="T486"><text:tab/><text:tab/></text:span><text:span text:style-name="T487">"\tOPTIONAL {?hasB time:xsdDateTime ?timeEnd} .\n"</text:span><text:span text:style-name="T488">+</text:span><text:span text:style-name="T489"/></text:p>
      <text:p text:style-name="P4"><text:span text:style-name="T490"><text:tab/><text:tab/></text:span><text:span text:style-name="T491">"\tOPTIONAL {?item foaf:logo ?logo} .\n"</text:span><text:span text:style-name="T492">+</text:span><text:span text:style-name="T493"/></text:p>
      <text:p text:style-name="P4"><text:span text:style-name="T494"><text:tab/><text:tab/></text:span><text:span text:style-name="T495">"\tOPTIONAL {?post sioc:about ?item .\n"</text:span><text:span text:style-name="T496">+</text:span><text:span text:style-name="T497"/></text:p>
      <text:p text:style-name="P4"><text:span text:style-name="T498"><text:tab/><text:tab/></text:span><text:span text:style-name="T499">"\t\t?post dc:title ?ptitle .\n"</text:span><text:span text:style-name="T500">+</text:span><text:span text:style-name="T501"/></text:p>
      <text:p text:style-name="P4"><text:span text:style-name="T502"><text:tab/><text:tab/></text:span><text:span text:style-name="T503">"\t\t?post rdfs:label ?plabel .\n"</text:span><text:span text:style-name="T504">+</text:span><text:span text:style-name="T505"/></text:p>
      <text:p text:style-name="P4"><text:span text:style-name="T506"><text:tab/><text:tab/></text:span><text:span text:style-name="T507">"\t\t?post sioc:has_creator ?pc .\n"</text:span><text:span text:style-name="T508">+</text:span><text:span text:style-name="T509"/></text:p>
      <text:p text:style-name="P4"><text:span text:style-name="T510"><text:tab/><text:tab/></text:span><text:span text:style-name="T511">"\t\t?pc rdfs:label ?pcreat .\n"</text:span><text:span text:style-name="T512">+</text:span><text:span text:style-name="T513"/></text:p>
      <text:p text:style-name="P4"><text:span text:style-name="T514"><text:tab/><text:tab/></text:span><text:span text:style-name="T515">"\t} .\n"</text:span><text:span text:style-name="T516">+</text:span><text:span text:style-name="T517"/></text:p>
      <text:p text:style-name="P4"><text:span text:style-name="T518"><text:tab/><text:tab/></text:span><text:span text:style-name="T519">"FILTER (xsd:dateTime(?timeStart) &gt; '"</text:span><text:span text:style-name="T520">+minDate+</text:span><text:span text:style-name="T521">"'^^xsd:dateTime &amp;&amp; xsd:dateTime(?timeStart) &lt; '"</text:span><text:span text:style-name="T522">+maxDate+</text:span><text:span text:style-name="T523">"'^^xsd:dateTime) .\n"</text:span><text:span text:style-name="T524">+</text:span><text:span text:style-name="T525"/></text:p>
      <text:p text:style-name="P4"><text:span text:style-name="T526"><text:tab/><text:tab/></text:span><text:span text:style-name="T527">"} ORDER BY DESC(?timeStart) ?item"</text:span><text:span text:style-name="T528">;</text:span><text:span text:style-name="T529"/></text:p>
      <text:p text:style-name="P4"><text:span text:style-name="T530"><text:tab/></text:span><text:span text:style-name="T531"/></text:p>
      <text:p text:style-name="P4"><text:span text:style-name="T532"><text:tab/><text:tab/>this.event</text:span><text:span text:style-name="T533">=</text:span><text:span text:style-name="T534">null</text:span><text:span text:style-name="T535">;</text:span><text:span text:style-name="T536"/></text:p>
      <text:p text:style-name="P4"><text:span text:style-name="T537"><text:tab/><text:tab/>this.processor</text:span><text:span text:style-name="T538">=</text:span><text:span text:style-name="T539">eventQueryProcessor;</text:span><text:span text:style-name="T540"/></text:p>
      <text:p text:style-name="P4"><text:span text:style-name="T541"><text:tab/><text:tab/>this.currentDate</text:span><text:span text:style-name="T542">=</text:span><text:span text:style-name="T543">currentDate ==</text:span><text:span text:style-name="T544">null<text:s/></text:span><text:span text:style-name="T545">?<text:s/></text:span><text:span text:style-name="T546">new<text:s/></text:span><text:span text:style-name="T547">Date() : currentDate;</text:span><text:span text:style-name="T548"/></text:p>
      <text:p text:style-name="P4"><text:span text:style-name="T549"><text:tab/><text:tab/>this.isNextEvent</text:span><text:span text:style-name="T550">=</text:span><text:span text:style-name="T551">false</text:span><text:span text:style-name="T552">;</text:span><text:span text:style-name="T553"/></text:p>
      <text:p text:style-name="P4"><text:span text:style-name="T554"><text:tab/>}</text:span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5"/></text:p>
      <text:p text:style-name="P4"><text:span text:style-name="T55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